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41e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夜深沉</text:p>
      <text:p text:style-name="P1">窗前明月</text:p>
      <text:p text:style-name="P1">照伊人</text:p>
      <text:p text:style-name="P1"/>
      <text:p text:style-name="P1">嘴角的笑</text:p>
      <text:p text:style-name="P1">眼角的淚</text:p>
      <text:p text:style-name="P1">夢裏的情人</text:p>
      <text:p text:style-name="P1">深情地依偎</text:p>
      <text:p text:style-name="P1"/>
      <text:p text:style-name="P1">舊時的音樂</text:p>
      <text:p text:style-name="P1">昨日的回憶裏</text:p>
      <text:p text:style-name="P1">俏楚的柔情</text:p>
      <text:p text:style-name="P1">失而不得的殤神</text:p>
      <text:p text:style-name="P1"/>
      <text:p text:style-name="P1">親愛的</text:p>
      <text:p text:style-name="P1"/>
      <text:p text:style-name="P1">其實我</text:p>
      <text:p text:style-name="P1">一直未曾離去</text:p>
      <text:p text:style-name="P1">你的每一滴淚</text:p>
      <text:p text:style-name="P1">我心如刀割</text:p>
      <text:p text:style-name="P1"/>
      <text:p text:style-name="P1">多麼希望</text:p>
      <text:p text:style-name="P1">能牽着你的手</text:p>
      <text:p text:style-name="P1">撫着你的臉</text:p>
      <text:p text:style-name="P1">親着你發幹的紅脣</text:p>
      <text:p text:style-name="P1">輕聲對你說</text:p>
      <text:p text:style-name="P1"/>
      <text:p text:style-name="P1">往後餘生</text:p>
      <text:p text:style-name="P1">我要你的每一滴眼淚都是</text:p>
      <text:p text:style-name="P1">甜的</text:p>
      <text:p text:style-name="P1"><text:soft-page-break/></text:p>
      <text:p text:style-name="P1">Gh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12-08T13:03:02.367614132</dc:date>
    <meta:editing-duration>PT14M44S</meta:editing-duration>
    <meta:editing-cycles>11</meta:editing-cycles>
    <meta:document-statistic meta:table-count="0" meta:image-count="0" meta:object-count="0" meta:page-count="2" meta:paragraph-count="25" meta:word-count="120" meta:character-count="124" meta:non-whitespace-character-count="124"/>
  </office:meta>
</office:document-meta>
</file>